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6cm" fo:margin-left="-0.016cm" table:align="left"/>
    </style:style>
    <style:style style:name="Tabela1.A" style:family="table-column">
      <style:table-column-properties style:column-width="1.296cm"/>
    </style:style>
    <style:style style:name="Tabela1.B" style:family="table-column">
      <style:table-column-properties style:column-width="5.967cm"/>
    </style:style>
    <style:style style:name="Tabela1.C" style:family="table-column">
      <style:table-column-properties style:column-width="9.753cm"/>
    </style:style>
    <style:style style:name="Tabela1.A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officeooo:rsid="00091b56"/>
    </style:style>
    <style:style style:name="P2" style:family="paragraph" style:parent-style-name="Standard">
      <style:paragraph-properties fo:line-height="150%"/>
      <style:text-properties style:font-name="Arial" officeooo:rsid="00091b56" officeooo:paragraph-rsid="00091b56"/>
    </style:style>
    <style:style style:name="P3" style:family="paragraph" style:parent-style-name="Standard">
      <style:paragraph-properties fo:line-height="150%"/>
      <style:text-properties style:font-name="Arial" officeooo:rsid="00091b56" officeooo:paragraph-rsid="000a5ae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rsid="00091b56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/>
      <style:text-properties style:font-name="Arial" fo:font-weight="bold" officeooo:rsid="00091b56" officeooo:paragraph-rsid="00091b56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indent="1.251cm" style:auto-text-indent="false"/>
      <style:text-properties style:font-name="Arial" officeooo:rsid="00091b56" officeooo:paragraph-rsid="00091b56"/>
    </style:style>
    <style:style style:name="P7" style:family="paragraph" style:parent-style-name="Standard">
      <style:paragraph-properties fo:margin-left="0cm" fo:margin-right="0cm" fo:line-height="150%" fo:text-indent="1.251cm" style:auto-text-indent="false"/>
      <style:text-properties style:font-name="Arial" officeooo:rsid="000a5ae1" officeooo:paragraph-rsid="000a5ae1"/>
    </style:style>
    <style:style style:name="P8" style:family="paragraph" style:parent-style-name="Table_20_Contents">
      <style:text-properties style:font-name="Arial" officeooo:rsid="000af1dc" officeooo:paragraph-rsid="000af1dc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0af1dc" officeooo:paragraph-rsid="000af1dc"/>
    </style:style>
    <style:style style:name="P10" style:family="paragraph" style:parent-style-name="Table_20_Contents">
      <style:paragraph-properties fo:text-align="justify" style:justify-single-word="false"/>
      <style:text-properties style:font-name="Arial" officeooo:rsid="000af1dc" officeooo:paragraph-rsid="000af1d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0af1dc" officeooo:paragraph-rsid="000af1dc" fo:background-color="transparent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officeooo:rsid="000c383c" officeooo:paragraph-rsid="000c383c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0c5ddf" officeooo:paragraph-rsid="000c5ddf"/>
    </style:style>
    <style:style style:name="P14" style:family="paragraph" style:parent-style-name="Table_20_Contents">
      <style:paragraph-properties fo:text-align="justify" style:justify-single-word="false"/>
      <style:text-properties style:font-name="Arial" officeooo:rsid="000c5ddf" officeooo:paragraph-rsid="000c5ddf"/>
    </style:style>
    <style:style style:name="P15" style:family="paragraph" style:parent-style-name="Table_20_Contents">
      <style:text-properties style:font-name="Arial" officeooo:rsid="000dbab7" officeooo:paragraph-rsid="000dbab7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0dbab7" officeooo:paragraph-rsid="000dbab7"/>
    </style:style>
    <style:style style:name="P17" style:family="paragraph" style:parent-style-name="Table_20_Contents">
      <style:paragraph-properties fo:text-align="justify" style:justify-single-word="false"/>
      <style:text-properties style:font-name="Arial" officeooo:rsid="000dbab7" officeooo:paragraph-rsid="000dbab7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0ef02e" officeooo:paragraph-rsid="000ef02e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rsid="000ef02e" officeooo:paragraph-rsid="000ef02e"/>
    </style:style>
    <style:style style:name="P20" style:family="paragraph" style:parent-style-name="Standard" style:list-style-name="L1">
      <style:paragraph-properties fo:line-height="150%"/>
      <style:text-properties style:font-name="Arial" officeooo:rsid="000a5ae1" officeooo:paragraph-rsid="000a5ae1"/>
    </style:style>
    <style:style style:name="P21" style:family="paragraph" style:parent-style-name="Standard">
      <style:paragraph-properties fo:line-height="150%"/>
      <style:text-properties style:font-name="Arial" officeooo:rsid="00091b56"/>
    </style:style>
    <style:style style:name="P22" style:family="paragraph" style:parent-style-name="Standard">
      <style:paragraph-properties fo:line-height="150%"/>
      <style:text-properties style:font-name="Arial" officeooo:rsid="00091b56" officeooo:paragraph-rsid="00091b56"/>
    </style:style>
    <style:style style:name="P23" style:family="paragraph" style:parent-style-name="Standard">
      <style:paragraph-properties fo:line-height="150%"/>
      <style:text-properties style:font-name="Arial" officeooo:rsid="00091b56" officeooo:paragraph-rsid="000a5ae1"/>
    </style:style>
    <style:style style:name="P24" style:family="paragraph" style:parent-style-name="Standard">
      <style:paragraph-properties fo:line-height="150%"/>
      <style:text-properties style:font-name="Arial" officeooo:rsid="000af1dc" officeooo:paragraph-rsid="00091b56"/>
    </style:style>
    <style:style style:name="P25" style:family="paragraph" style:parent-style-name="Standard">
      <style:paragraph-properties fo:line-height="150%"/>
      <style:text-properties style:font-name="Arial" officeooo:rsid="000af1dc" officeooo:paragraph-rsid="000af1dc"/>
    </style:style>
    <style:style style:name="P26" style:family="paragraph" style:parent-style-name="Standard">
      <style:paragraph-properties fo:line-height="150%"/>
      <style:text-properties style:font-name="Arial" fo:font-weight="bold" officeooo:rsid="00091b56" officeooo:paragraph-rsid="00091b56" style:font-weight-asian="bold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font-name="Arial" fo:font-weight="bold" officeooo:rsid="000af1dc" officeooo:paragraph-rsid="000c383c" fo:background-color="transparent" style:font-weight-asian="bold" style:font-weight-complex="bold"/>
    </style:style>
    <style:style style:name="P28" style:family="paragraph" style:parent-style-name="Standard" style:list-style-name="L1">
      <style:paragraph-properties fo:line-height="150%"/>
      <style:text-properties style:font-name="Arial" officeooo:rsid="000dbab7" officeooo:paragraph-rsid="000dbab7"/>
    </style:style>
    <style:style style:name="P29" style:family="paragraph" style:parent-style-name="Standard">
      <style:paragraph-properties fo:line-height="150%"/>
      <style:text-properties style:font-name="Arial" officeooo:rsid="0010317d" officeooo:paragraph-rsid="00091b56"/>
    </style:style>
    <style:style style:name="T1" style:family="text">
      <style:text-properties officeooo:rsid="000a5a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f1dc"/>
    </style:style>
    <style:style style:name="T4" style:family="text">
      <style:text-properties officeooo:rsid="000c383c"/>
    </style:style>
    <style:style style:name="T5" style:family="text">
      <style:text-properties officeooo:rsid="000c5ddf"/>
    </style:style>
    <style:style style:name="T6" style:family="text">
      <style:text-properties officeooo:rsid="000dbab7"/>
    </style:style>
    <style:style style:name="T7" style:family="text">
      <style:text-properties officeooo:rsid="000ef02e"/>
    </style:style>
    <style:style style:name="T8" style:family="text">
      <style:text-properties officeooo:rsid="00103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o Mercearia Tem de Tudo</text:p>
      <text:p text:style-name="P1"/>
      <text:p text:style-name="P2"><text:span text:style-name="T2">Colaborador:</text:span> Gustavo Rattman<text:span text:style-name="T1">n</text:span></text:p>
      <text:p text:style-name="P1"/>
      <text:p text:style-name="P1"/>
      <text:p text:style-name="P5">1. Proposta do Projeto</text:p>
      <text:p text:style-name="P2"/>
      <text:p text:style-name="P2"/>
      <text:p text:style-name="P6">A proposta do projeto Mercearia Tem de Tudo é desenvolver um sistema simples em PHP estruturado de e-commerce.</text:p>
      <text:p text:style-name="P2"/>
      <text:p text:style-name="P2"/>
      <text:p text:style-name="P5">2. Objetivo do Projeto</text:p>
      <text:p text:style-name="P2"/>
      <text:p text:style-name="P2"/>
      <text:p text:style-name="P6">A Mercearia Tem de Tudo deve auxiliar os funcionários na realização de cálculos durante as vendas, cadastrar produtos em estoque e verificar se <text:span text:style-name="T1">algum produto está em falta ou sobrando. Na parte do cliente, exibir seus produtos com as informações do mesmo e também avisar sobre promoção e ofertas.</text:span></text:p>
      <text:p text:style-name="P6"/>
      <text:p text:style-name="P7">A partir do momento que os objetivos forem concluídos, serão acrescentadas novas funcionalidades.</text:p>
      <text:p text:style-name="P1"/>
      <text:p text:style-name="P1"/>
      <text:p text:style-name="P5">3. Levantamento de Requisitos</text:p>
      <text:p text:style-name="P2"/>
      <text:p text:style-name="P2"/>
      <text:list xml:id="list6712189590938935147" text:style-name="L1">
        <text:list-item>
          <text:p text:style-name="P20">O sistema deve apresentar informações referentes ao nível de acesso;</text:p>
        </text:list-item>
        <text:list-item>
          <text:p text:style-name="P20">O sistema deve permitir que qualquer usuário anônimo crie seu cadastro como cliente;</text:p>
        </text:list-item>
        <text:list-item>
          <text:p text:style-name="P20">Apenas quem possuir cargo como gerente <text:span text:style-name="T3">ou superior</text:span> poderá cadastrar outro funcionário;</text:p>
        </text:list-item>
        <text:list-item>
          <text:p text:style-name="P20">Todos os funcionários devem ter acesso ao estoque, para obter e atualizar informações dos produtos;</text:p>
        </text:list-item>
        <text:list-item>
          <text:p text:style-name="P20"><text:soft-page-break/>O sistema de gerenciamento de estoque deve ser <text:span text:style-name="T6">intuitivo</text:span>;</text:p>
        </text:list-item>
        <text:list-item>
          <text:p text:style-name="P20">O sistema auxiliará os funcionários a realizar cálculo de venda;</text:p>
        </text:list-item>
        <text:list-item>
          <text:p text:style-name="P20">O sistema também deve informar o usuário sobre uma promoção ou oferta por e-mail e dentro de seu perfil, nas opções de notificações.</text:p>
        </text:list-item>
        <text:list-item>
          <text:p text:style-name="P28">O sistema deverá ter um gerenciador de ofertas e promoções automatizados.</text:p>
        </text:list-item>
      </text:list>
      <text:p text:style-name="P3"/>
      <text:p text:style-name="P3"/>
      <text:p text:style-name="P5">4. Requisitos Funcionais <text:span text:style-name="T4">e Requisitos Não-Funcionais</text:span></text:p>
      <text:p text:style-name="P24"/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7">Requisitos Funcionai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1">N°</text:p>
          </table:table-cell>
          <table:table-cell table:style-name="Tabela1.A2" office:value-type="string">
            <text:p text:style-name="P11">Nome</text:p>
          </table:table-cell>
          <table:table-cell table:style-name="Tabela1.C2" office:value-type="string">
            <text:p text:style-name="P11">Descrição</text:p>
          </table:table-cell>
        </table:table-row>
        <table:table-row>
          <table:table-cell table:style-name="Tabela1.A6" office:value-type="string">
            <text:p text:style-name="P8">RF01</text:p>
          </table:table-cell>
          <table:table-cell table:style-name="Tabela1.B3" office:value-type="string">
            <text:p text:style-name="P9">Manter Login</text:p>
          </table:table-cell>
          <table:table-cell table:style-name="Tabela1.C3" office:value-type="string">
            <text:p text:style-name="P10">Os usuários que possuírem cadastro, podem se autenticar no sistema.</text:p>
          </table:table-cell>
        </table:table-row>
        <table:table-row>
          <table:table-cell table:style-name="Tabela1.A6" office:value-type="string">
            <text:p text:style-name="P8">RF02</text:p>
          </table:table-cell>
          <table:table-cell table:style-name="Tabela1.B4" office:value-type="string">
            <text:p text:style-name="P9">Manter Usuários</text:p>
          </table:table-cell>
          <table:table-cell table:style-name="Tabela1.C4" office:value-type="string">
            <text:p text:style-name="P10">Todos os usuários <text:span text:style-name="T4">cadastrados</text:span> que tiverem nível de acesso como “cliente”, poderão alterar seu perfil ou excluí-los. Os usuários que tiverem cargo como “gerente” ou superior, <text:span text:style-name="T5">tem permissão para</text:span> administrar os usuários com cargo mais baixo, já <text:span text:style-name="T5">os que</text:span> possu<text:span text:style-name="T5">em</text:span> cargo mais baixo, não poderão editar ou excluir a si mesmo. <text:span text:style-name="T5">Os administradores têm permissão liberada para todos os usuários.</text:span></text:p>
          </table:table-cell>
        </table:table-row>
        <table:table-row>
          <table:table-cell table:style-name="Tabela1.A6" office:value-type="string">
            <text:p text:style-name="P8">RF03</text:p>
          </table:table-cell>
          <table:table-cell table:style-name="Tabela1.B5" office:value-type="string">
            <text:p text:style-name="P9">Cadastro de Usuários</text:p>
          </table:table-cell>
          <table:table-cell table:style-name="Tabela1.C5" office:value-type="string">
            <text:p text:style-name="P12">Qualquer usuário que não tiver cadastro, poderá se cadastrar automaticamente como cliente. Já os funcionários, precisam ser cadastrados por um superior.</text:p>
          </table:table-cell>
        </table:table-row>
        <table:table-row>
          <table:table-cell table:style-name="Tabela1.A6" office:value-type="string">
            <text:p text:style-name="P8">RF04</text:p>
          </table:table-cell>
          <table:table-cell table:style-name="Tabela1.B6" office:value-type="string">
            <text:p text:style-name="P13">Login por Nível de Acesso e <text:s/>Distinção de Cargo</text:p>
          </table:table-cell>
          <table:table-cell table:style-name="Tabela1.C6" office:value-type="string">
            <text:p text:style-name="P14">O sistema deverá identificar automaticamente, se o usuário é um cliente, funcionário ou administrador. Ele deve ainda distinguir o cargo, para liberar algumas funções aos usuários superiores.</text:p>
          </table:table-cell>
        </table:table-row>
        <table:table-row>
          <table:table-cell table:style-name="Tabela1.A8" office:value-type="string">
            <text:p text:style-name="P8">RF05</text:p>
          </table:table-cell>
          <table:table-cell table:style-name="Tabela1.B8" office:value-type="string">
            <text:p text:style-name="P13">Manter Estoque</text:p>
          </table:table-cell>
          <table:table-cell table:style-name="Tabela1.C8" office:value-type="string">
            <text:p text:style-name="P14">Todos os funcionários podem gerenciar o estoque de produtos.</text:p>
          </table:table-cell>
        </table:table-row>
        <table:table-row>
          <table:table-cell table:style-name="Tabela1.A8" office:value-type="string">
            <text:p text:style-name="P15">RF06</text:p>
          </table:table-cell>
          <table:table-cell table:style-name="Tabela1.B8" office:value-type="string">
            <text:p text:style-name="P16">Calculadora de Compras</text:p>
          </table:table-cell>
          <table:table-cell table:style-name="Tabela1.C8" office:value-type="string">
            <text:p text:style-name="P17">Durante a venda de um produto, deverá ser realizado um cálculo do valor total do produto, valor pago pelo cliente, valor de desconto, se houver e tipo de pagamento.</text:p>
          </table:table-cell>
        </table:table-row>
        <table:table-row>
          <table:table-cell table:style-name="Tabela1.A9" office:value-type="string">
            <text:p text:style-name="P15">RF07</text:p>
          </table:table-cell>
          <table:table-cell table:style-name="Tabela1.B9" office:value-type="string">
            <text:p text:style-name="P16">Informativo de Ofertas e Promoções</text:p>
          </table:table-cell>
          <table:table-cell table:style-name="Tabela1.C9" office:value-type="string">
            <text:p text:style-name="P17">Todas as promoções e ofertas que estiverem, devem ser adicionadas na página principal ou dentro das categorias de produtos, além de serem enviadas por e-mail.</text:p>
          </table:table-cell>
        </table:table-row>
        <table:table-row>
          <table:table-cell table:style-name="Tabela1.A11" office:value-type="string">
            <text:p text:style-name="P15">RF08</text:p>
          </table:table-cell>
          <table:table-cell table:style-name="Tabela1.B10" office:value-type="string">
            <text:p text:style-name="P16">Cadastro de Ofertas e Promoções</text:p>
          </table:table-cell>
          <table:table-cell table:style-name="Tabela1.C10" office:value-type="string">
            <text:p text:style-name="P17">O cadastro de ofertas e promoções devem ser automatizados, exibindo uma miniatura dos <text:soft-page-break/>produtos e escolher se é referente a alguma ação <text:span text:style-name="T7">específica, como por exemplo, uma data de feriado ou movimento social.</text:span></text:p>
          </table:table-cell>
        </table:table-row>
        <table:table-row>
          <table:table-cell table:style-name="Tabela1.A11" office:value-type="string">
            <text:p text:style-name="P15">RF09</text:p>
          </table:table-cell>
          <table:table-cell table:style-name="Tabela1.B11" office:value-type="string">
            <text:p text:style-name="P18">Manter Ofertas e Promoções</text:p>
          </table:table-cell>
          <table:table-cell table:style-name="Tabela1.C11" office:value-type="string">
            <text:p text:style-name="P19">Os funcionários poderão editar ou excluir as ofertas e promoções.</text:p>
          </table:table-cell>
        </table:table-row>
      </table:table>
      <text:p text:style-name="P25"/>
      <text:p text:style-name="P29"/>
      <text:p text:style-name="P2"/>
      <text:p text:style-name="P2"><text:span text:style-name="T8">5</text:span>. Resultado do Proje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7:58:57.519000000</meta:creation-date>
    <dc:date>2018-09-13T19:12:48.032000000</dc:date>
    <meta:editing-duration>PT23M35S</meta:editing-duration>
    <meta:editing-cycles>6</meta:editing-cycles>
    <meta:generator>LibreOffice/5.1.4.2$Windows_X86_64 LibreOffice_project/f99d75f39f1c57ebdd7ffc5f42867c12031db97a</meta:generator>
    <meta:document-statistic meta:table-count="1" meta:image-count="0" meta:object-count="0" meta:page-count="3" meta:paragraph-count="49" meta:word-count="494" meta:character-count="3117" meta:non-whitespace-character-count="2679"/>
  </office:meta>
</office:document-meta>
</file>